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svg:stroke-opacity="60%" draw:fill="none" draw:fill-color="#729fcf" draw:textarea-horizontal-align="justify" draw:textarea-vertical-align="middle" draw:auto-grow-height="false" fo:min-height="0.724cm" fo:min-width="0.474cm" fo:padding-top="0.177cm" fo:padding-bottom="0.177cm" fo:padding-left="0.302cm" fo:padding-right="0.3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.524cm" svg:height="1.524cm" svg:x="5.057cm" svg:y="1.149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5.058cm" svg:y="3.25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5.058cm" svg:y="5.25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5.059cm" svg:y="7.351cm">
          <text:p text:style-name="P1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5.058cm" svg:y="9.15cm">
          <text:p text:style-name="P1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5.059cm" svg:y="11.251cm">
          <text:p text:style-name="P1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5.06cm" svg:y="13.352cm">
          <text:p text:style-name="P1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0.958cm" svg:y="6.7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4.458cm" svg:y="1.55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4.459cm" svg:y="3.751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4.459cm" svg:y="5.951cm">
          <text:p text:style-name="P1">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4.46cm" svg:y="8.152cm">
          <text:p text:style-name="P1">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4.461cm" svg:y="10.553cm">
          <text:p text:style-name="P1">T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19.559cm" svg:y="6.751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778cm" svg:y1="6.75cm" svg:x2="5.057cm" svg:y2="1.778cm">
          <text:p text:style-name="P1">3</text:p>
          <text:p text:style-name="P1"/>
        </draw:line>
        <draw:line draw:style-name="gr2" draw:text-style-name="P3" draw:layer="layout" svg:x1="1.778cm" svg:y1="6.75cm" svg:x2="5.058cm" svg:y2="4.064cm">
          <text:p text:style-name="P1">3</text:p>
          <text:p text:style-name="P1"/>
        </draw:line>
        <draw:line draw:style-name="gr2" draw:text-style-name="P3" draw:layer="layout" svg:x1="2.032cm" svg:y1="6.858cm" svg:x2="5.058cm" svg:y2="6.096cm">
          <text:p text:style-name="P1">3</text:p>
          <text:p text:style-name="P1"/>
        </draw:line>
        <draw:line draw:style-name="gr2" draw:text-style-name="P3" draw:layer="layout" svg:x1="2.482cm" svg:y1="7.366cm" svg:x2="5.059cm" svg:y2="8.128cm">
          <text:p text:style-name="P1">3</text:p>
          <text:p text:style-name="P1"/>
        </draw:line>
        <draw:line draw:style-name="gr2" draw:text-style-name="P3" draw:layer="layout" svg:x1="2.286cm" svg:y1="8.128cm" svg:x2="5.058cm" svg:y2="9.906cm">
          <text:p text:style-name="P1">3</text:p>
          <text:p text:style-name="P1"/>
        </draw:line>
        <draw:line draw:style-name="gr2" draw:text-style-name="P3" draw:layer="layout" svg:x1="1.778cm" svg:y1="8.274cm" svg:x2="5.334cm" svg:y2="11.43cm">
          <text:p text:style-name="P1">3</text:p>
          <text:p text:style-name="P1"/>
        </draw:line>
        <draw:line draw:style-name="gr2" draw:text-style-name="P3" draw:layer="layout" svg:x1="1.778cm" svg:y1="8.274cm" svg:x2="5.08cm" svg:y2="14.224cm">
          <text:p text:style-name="P1">3</text:p>
          <text:p text:style-name="P1"/>
        </draw:line>
        <draw:line draw:style-name="gr3" draw:text-style-name="P3" draw:layer="layout" svg:x1="6.581cm" svg:y1="1.778cm" svg:x2="14.458cm" svg:y2="2.286cm">
          <text:p/>
        </draw:line>
        <draw:line draw:style-name="gr3" draw:text-style-name="P3" draw:layer="layout" svg:x1="6.581cm" svg:y1="1.778cm" svg:x2="14.732cm" svg:y2="4.064cm">
          <text:p/>
        </draw:line>
        <draw:line draw:style-name="gr3" draw:text-style-name="P3" draw:layer="layout" svg:x1="6.581cm" svg:y1="2.032cm" svg:x2="14.732cm" svg:y2="6.096cm">
          <text:p/>
        </draw:line>
        <draw:line draw:style-name="gr3" draw:text-style-name="P3" draw:layer="layout" svg:x1="6.581cm" svg:y1="2.032cm" svg:x2="14.732cm" svg:y2="8.636cm">
          <text:p/>
        </draw:line>
        <draw:line draw:style-name="gr3" draw:text-style-name="P3" draw:layer="layout" svg:x1="6.35cm" svg:y1="2.032cm" svg:x2="14.732cm" svg:y2="10.922cm">
          <text:p/>
        </draw:line>
        <draw:frame draw:style-name="gr4" draw:text-style-name="P4" draw:layer="layout" svg:width="6.096cm" svg:height="5.939cm" svg:x="7.366cm" svg:y="9.301cm">
          <draw:text-box>
            <text:p>There is an edge from each package to each truck with a capacity of 1 with the same pattern as P1</text:p>
          </draw:text-box>
        </draw:frame>
        <draw:line draw:style-name="gr2" draw:text-style-name="P3" draw:layer="layout" svg:x1="15.982cm" svg:y1="2.286cm" svg:x2="20.32cm" svg:y2="6.751cm">
          <text:p text:style-name="P1">6</text:p>
          <text:p text:style-name="P1"/>
        </draw:line>
        <draw:line draw:style-name="gr2" draw:text-style-name="P3" draw:layer="layout" svg:x1="15.983cm" svg:y1="4.572cm" svg:x2="19.812cm" svg:y2="7.112cm">
          <text:p text:style-name="P1">4</text:p>
          <text:p text:style-name="P1"/>
        </draw:line>
        <draw:line draw:style-name="gr2" draw:text-style-name="P3" draw:layer="layout" svg:x1="15.982cm" svg:y1="6.604cm" svg:x2="19.559cm" svg:y2="7.62cm">
          <text:p text:style-name="P1">5</text:p>
          <text:p text:style-name="P1"/>
        </draw:line>
        <draw:line draw:style-name="gr2" draw:text-style-name="P3" draw:layer="layout" svg:x1="15.748cm" svg:y1="8.382cm" svg:x2="19.559cm" svg:y2="7.62cm">
          <text:p text:style-name="P1">4</text:p>
          <text:p text:style-name="P1"/>
        </draw:line>
        <draw:line draw:style-name="gr2" draw:text-style-name="P3" draw:layer="layout" svg:x1="15.985cm" svg:y1="11.43cm" svg:x2="20.574cm" svg:y2="8.275cm">
          <text:p text:style-name="P1">3</text:p>
          <text:p text:style-name="P1"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10:08:32.968941727</meta:creation-date>
    <dc:date>2021-09-20T12:15:56.919597048</dc:date>
    <meta:editing-duration>P6DT37M53S</meta:editing-duration>
    <meta:editing-cycles>4</meta:editing-cycles>
    <meta:generator>LibreOffice/6.0.7.3$Linux_X86_64 LibreOffice_project/00m0$Build-3</meta:generator>
    <meta:document-statistic meta:object-count="55"/>
  </office:meta>
</office:document-meta>
</file>